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mm" table:align="margins"/>
    </style:style>
    <style:style style:name="Tableau1.A" style:family="table-column">
      <style:table-column-properties style:column-width="84.98mm" style:rel-column-width="32767*"/>
    </style:style>
    <style:style style:name="Tableau1.B" style:family="table-column">
      <style:table-column-properties style:column-width="85mm" style:rel-column-width="32768*"/>
    </style:style>
    <style:style style:name="Tableau1.A1" style:family="table-cell">
      <style:table-cell-properties fo:padding="0.97mm" fo:border-left="0.02mm solid #000000" fo:border-right="none" fo:border-top="0.02mm solid #000000" fo:border-bottom="0.02mm solid #000000"/>
    </style:style>
    <style:style style:name="Tableau1.B1" style:family="table-cell">
      <style:table-cell-properties fo:padding="0.97mm" fo:border="0.02mm solid #000000"/>
    </style:style>
    <style:style style:name="Tableau1.A2" style:family="table-cell">
      <style:table-cell-properties fo:padding="0.97mm" fo:border-left="0.02mm solid #000000" fo:border-right="none" fo:border-top="none" fo:border-bottom="0.02mm solid #000000"/>
    </style:style>
    <style:style style:name="Tableau1.B2" style:family="table-cell">
      <style:table-cell-properties fo:padding="0.97mm" fo:border-left="0.02mm solid #000000" fo:border-right="0.02mm solid #000000" fo:border-top="none" fo:border-bottom="0.02mm solid #000000"/>
    </style:style>
    <style:style style:name="P1" style:family="paragraph" style:parent-style-name="Text_20_body">
      <style:paragraph-properties fo:break-before="page"/>
    </style:style>
    <style:style style:name="T1" style:family="text">
      <style:text-properties style:text-position="super 58%"/>
    </style:style>
    <style:style style:name="T2" style:family="text">
      <style:text-properties style:font-name="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ugin Rapport Avancé</text:h>
      <text:h text:style-name="Heading_20_2" text:outline-level="2">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2" text:outline-level="2">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2" text:outline-level="2">Utilisation</text:h>
      <text:h text:style-name="Heading_20_3" text:outline-level="3">Formulaire </text:h>
      <text:p text:style-name="Text_20_body">Vous permet de voir, modifier et ajouter des nouveaux formulaires, l'ajout d'un formulaire se déroule en 2 étapes :</text:p>
      <text:h text:style-name="Heading_20_4" text:outline-level="4">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 <text:s/>Il est important, car il peut être repris dans le modèle de document que l'on souhaite générer.</text:p>
      <text:p text:style-name="Text_20_body">Les lignes peuvent faire des calculs d'après soit une date donnée, l'exercice courant N, l'exercice précédent N-1, N-2 ou N-3 ou depuis le début de l'exercice courant (càd celui définit dans les préférences de l'utilisateur).</text:p>
      <text:p text:style-name="Text_20_body"/>
      <text:p text:style-name="Text_20_body">Dans la définition, il est possible de charger un document en format <text:span text:style-name="ACRONYM">HTML</text:span>, Text ou OpenDocument, qui sera un modèle. Dans ce modèle, on peut insérer les codes définis dans le formulaire. Pour cela, il faut entourer chaque code de &lt;&lt; (deux <text:span text:style-name="T2">"</text:span>inférieur à<text:span text:style-name="T2">"</text:span>) et &gt;&gt; (deux <text:span text:style-name="T2">"</text:span>supérieur à<text:span text:style-name="T2">"). A la génération du document, les codes seront remplacés par les valeurs calculées</text:span>, ce qui vous permet de générer n'importe quelle présentation. </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1. Les formules de type formule sont les mêmes que dans les rapports, ce sont des opérations sur <text:soft-page-break/>des sommes de postes comptables</text:p>
      <text:p text:style-name="Text_20_body">2. Compute <text:s/>: ce sont des opérations sur les montants calculés pour les codes du formulaire.</text:p>
      <text:p text:style-name="Text_20_body">Poste comptable et code TVA vous permet de calculer la somme des postes comptables donnés avec le code TVA donné.</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Text_20_body"/>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
      <text:p text:style-name="Text_20_body">Une fois la déclaration sauvée on peut l'exporter en format CSV ou générer un document sur base de celui donné, dans ce document, les codes entourés de « et de » seront remplacés par la valeur numérique. </text:p>
      <text:p text:style-name="Text_20_body">Il est possible aussi de calculer avec des étapes, dans ce cas, vous ne pouvez générer de document mais vous pourrez toujours exporter en format CSV. </text:p>
      <text:p text:style-name="Text_20_body"/>
      <text:h text:style-name="Heading_20_3" text:outline-level="3">Historique </text:h>
      <text:p text:style-name="Text_20_body">Historique des déclarations sauvées</text:p>
      <text:p text:style-name="Text_20_body"/>
      <text:p text:style-name="P1"/>
      <text:h text:style-name="Heading_20_1" text:outline-level="1">Bailses spéciales</text:h>
      <text:p text:style-name="Text_20_body">Ces balises sont automatiquement déclarés et sont donc directement utilisables</text:p>
      <text:p text:style-name="Text_20_body"><text:s/></text:p>
      <text:p text:style-name="Text_20_body">Période &lt;&lt;PERIODE_DECLARATION&gt;&gt; </text:p>
      <text:p text:style-name="Text_20_body">Dossier &lt;&lt;DOSSIER&gt;&gt; </text:p>
      <text:p text:style-name="Text_20_body">Titre &lt;&lt;TITRE&gt;&gt; </text:p>
      <text:p text:style-name="Text_20_body">Rue &lt;&lt;STREET&gt;&gt; </text:p>
      <text:p text:style-name="Text_20_body">Numéro &lt;&lt;NUMBER&gt;&gt; </text:p>
      <text:p text:style-name="Text_20_body">Nom &lt;&lt;NAME&gt;&gt; </text:p>
      <text:p text:style-name="Text_20_body">Localité &lt;&lt;LOCALITE&gt;&gt; </text:p>
      <text:p text:style-name="Text_20_body">Pays &lt;&lt;COUNTRY&gt;&gt; </text:p>
      <text:p text:style-name="Text_20_body">Code postal / cedex &lt;&lt;CEDEX&gt;&gt; </text:p>
      <text:p text:style-name="Text_20_body">Téléphone &lt;&lt;PHONE&gt;&gt; </text:p>
      <text:p text:style-name="Text_20_body">Fax &lt;&lt;FAX&gt;&gt; </text:p>
      <text:p text:style-name="Text_20_body">Note &lt;&lt;NOTE&gt;&gt;</text:p>
      <text:h text:style-name="Heading_20_3" text:outline-level="3">Exemple complet </text:h>
      <text:p text:style-name="Text_20_body"/>
      <text:p text:style-name="Text_20_body">Je veux générer un document qui m'indique le chiffre d'affaires TTC que j'ai réalisé depuis le début de l'exercice. </text:p>
      <text:p text:style-name="Text_20_body">Pour cela, je définis une ligne Chiffres d'affaires TTC dans Formulaire-&gt;Définition. </text:p>
      <text:p text:style-name="Text_20_body">J'identifie cette ligne par le code CATTC. C'est une ligne de type « Formule ». Dans Formulaire-&gt;Paramètre, j'ajoute une ligne qui prend en compte le total du chiffre d'affaires HT, plus la TVA associée. Cela correspond en comptabilité française aux comptes et sous-comptes 70, ainsi qu'au poste comptable 44571. J'entre donc la formule [70%]+[44571%].</text:p>
      <text:p text:style-name="Text_20_body">Je peux à présent établir mon modèle de document. J'ouvre une feuille de calcul Calc, dans laquelle j'intitule une colonne « Chiffre d'affaires TTC », et dans la cellule du dessous, je mets &lt;&lt;CATTC&gt;&gt;. Je sauvegarde ce modèle en modele_cattc.ods. Je reviens dans Formulaire-&gt;Définition, et je charge le modèle modele_cattc.ods dans phpcompta.</text:p>
      <text:p text:style-name="Text_20_body">Enfin, je génère dans &gt;Rapports avancés-&gt;Déclaration le rapport, en spécifiant les dates et les éventuelles étapes. J'obtiens un rapport. En cliquant sur « Sauver », le rapport est sauvegardé dans l'historique, peut être exporté en CSV, et le modèle est généré. Il suffit de cliquer dessus pour ouvrir modele_cattc.ods, avec, à la place de &lt;&lt;CATTC&gt;&gt;, la valeur du CA TTC calculée depuis la comptabilité entrée dans phpcompta.</text:p>
      <text:p text:style-name="Text_20_body"/>
      <text:p text:style-name="Text_20_body">On peut également faire des tableaux de chiffre d'affaires mensuels, cumulés ou non, en spécifiant les dates et les étapes idoin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31T12:59:19</meta:creation-date>
    <meta:generator>OpenOffice.org/3.2$Linux OpenOffice.org_project/320m12$Build-9483</meta:generator>
    <dc:date>2013-07-10T19:31:45</dc:date>
    <meta:editing-duration>PT00H41M06S</meta:editing-duration>
    <meta:editing-cycles>23</meta:editing-cycles>
    <dc:creator>dany </dc:creator>
    <meta:document-statistic meta:table-count="1" meta:image-count="0" meta:object-count="0" meta:page-count="3" meta:paragraph-count="65" meta:word-count="901" meta:character-count="5624"/>
  </office:meta>
</office:document-meta>
</file>